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8de9b" officeooo:paragraph-rsid="0018de9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18de9b" officeooo:paragraph-rsid="0018de9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AE2.1 Semaine 1 :</text:p>
      <text:p text:style-name="P1"/>
      <text:p text:style-name="P2">Membres :</text:p>
      <text:p text:style-name="P2"><text:tab/>Yann Glady</text:p>
      <text:p text:style-name="P2"><text:tab/>Thomas Rott</text:p>
      <text:p text:style-name="P2"/>
      <text:p text:style-name="P2">Nous avons réussi à tout faire cependant, nous ne sommes pas sûr d’avoir correctement compris l’énoncé sur le DCC et le DCA. Nous avons fait qu’on nous le pensait.</text:p>
      <text:p text:style-name="P2">Nous avions comme pour la plus part des étudiants, des problèmes concernant le lancement de javadoc en ligne de commande et un peu moins pour l’intégration dans le code.</text:p>
      <text:p text:style-name="P2"/>
      <text:p text:style-name="P2">Il a falu trente minutes en plus pour finir le travail pour cette semaine à la maison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cycles>2</meta:editing-cycles>
    <meta:creation-date>2008-08-22T11:41:04</meta:creation-date>
    <dc:date>2023-05-05T19:26:42.470076351</dc:date>
    <meta:editing-duration>PT8M53S</meta:editing-duration>
    <meta:document-statistic meta:table-count="0" meta:image-count="0" meta:object-count="0" meta:page-count="1" meta:paragraph-count="7" meta:word-count="86" meta:character-count="476" meta:non-whitespace-character-count="395"/>
  </office:meta>
</office:document-meta>
</file>